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7d0f6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9513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a95135" style:font-weight-asian="normal" style:font-weight-complex="normal"/>
    </style:style>
    <style:style style:name="T14" style:family="text">
      <style:text-properties fo:font-weight="normal" officeooo:rsid="00ab44fe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2cm" draw:visible-area-height="5.02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6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еріалізація в Java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 <text:span text:style-name="T12">Серіалізація в Java.</text:span></text:p>
      <text:p text:style-name="P15"/>
      <text:p text:style-name="P16">Завдання. <text:span text:style-name="T12">Написати <text:s text:c="2"/>об'єктно-орієнтовану <text:s text:c="2"/>програму <text:s text:c="2"/>на <text:s text:c="2"/>мові Java, <text:s text:c="2"/>яка <text:s text:c="2"/>використовує серіалізацію та десеріалізацію для збереження та зчитування пов’язаних через посилання об’єктів </text:span><text:span text:style-name="T14">у</text:span><text:span text:style-name="T12"> файл. Підготувати та виконати експерименти для перевірки збереження даних в повному обсязі та перевірки контролю версій класів, що десеріалізуються.</text:span></text:p>
      <text:p text:style-name="P18"/>
      <text:p text:style-name="P17"><text:span text:style-name="T9">Індивідуальн</text:span><text:span text:style-name="T10">е</text:span><text:span text:style-name="T9"> завдання.</text:span></text:p>
      <text:p text:style-name="P16"/>
      <text:p text:style-name="P23">Діаграма класів.</text:p>
      <text:p text:style-name="P23"/>
      <text:p text:style-name="P23">Опис потоків, які використовуються в програмі.</text:p>
      <text:p text:style-name="P23"/>
      <text:p text:style-name="P23">Текст програми.</text:p>
      <text:p text:style-name="P23"/>
      <text:p text:style-name="P23">Приклад роботи програми.</text:p>
      <text:p text:style-name="P23"/>
      <text:p text:style-name="P23">Висновки.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59:05.273832623</dc:date>
    <meta:editing-duration>PT7H52M56S</meta:editing-duration>
    <meta:editing-cycles>139</meta:editing-cycles>
    <meta:generator>LibreOffice/6.4.7.2$Linux_X86_64 LibreOffice_project/40$Build-2</meta:generator>
    <meta:document-statistic meta:table-count="0" meta:image-count="0" meta:object-count="1" meta:page-count="2" meta:paragraph-count="23" meta:word-count="103" meta:character-count="846" meta:non-whitespace-character-count="748"/>
  </office:meta>
</office:document-meta>
</file>